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18204b" style:text-line-through-type="none" style:text-line-through-style="none" style:text-line-through-width="auto" style:text-line-through-color="font-color" style:text-position="0% 100%" fo:font-family="Roboto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18204b" style:text-line-through-type="none" style:text-line-through-style="none" style:text-line-through-width="auto" style:text-line-through-color="font-color" style:text-position="0% 100%" fo:font-family="Roboto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18204b" style:text-line-through-type="none" style:text-line-through-style="none" style:text-line-through-width="auto" style:text-line-through-color="font-color" style:text-position="0% 100%" fo:font-family="Roboto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18204b" style:text-line-through-type="none" style:text-line-through-style="none" style:text-line-through-width="auto" style:text-line-through-color="font-color" style:text-position="0% 100%" fo:font-family="Roboto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6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8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414" draw:master-page-name="Master1-Layout1-title-Diapositive-de-titre" presentation:presentation-page-layout-name="Master1-PPL1" draw:id="Slide-256">
        <draw:frame draw:id="id95" presentation:style-name="a419" draw:name="Titre 1" svg:x="1.2in" svg:y="0.83in" svg:width="11in" svg:height="3.9in" presentation:class="title" presentation:placeholder="false">
          <draw:text-box>
            <text:p text:style-name="a418" text:class-names="" text:cond-style-name=""><text:span text:style-name="a415" text:class-names="">Relational</text:span><text:span text:style-name="a416" text:class-names=""><text:s text:c="1"/>model Checkpoint</text:span><text:span text:style-name="a417" text:class-names=""/></text:p>
          </draw:text-box>
          <svg:title/>
          <svg:desc/>
        </draw:frame>
        <draw:frame draw:id="id96" presentation:style-name="a425" draw:name="Sous-titre 2" svg:x="1.20303in" svg:y="4.87273in" svg:width="11in" svg:height="1.25in" presentation:class="subtitle" presentation:placeholder="false">
          <draw:text-box>
            <text:p text:style-name="a424" text:class-names="" text:cond-style-name=""><text:span text:style-name="a420" text:class-names="">Tebessi</text:span><text:span text:style-name="a421" text:class-names=""><text:s text:c="1"/></text:span><text:span text:style-name="a422" text:class-names="">omar</text:span><text:span text:style-name="a423" text:class-names=""/></text:p>
          </draw:text-box>
          <svg:title/>
          <svg:desc/>
        </draw:frame>
      </draw:page>
      <draw:page draw:name="Slide2" draw:style-name="a426" draw:master-page-name="Master1-Layout2-obj-Titre-et-contenu" presentation:presentation-page-layout-name="Master1-PPL2" draw:id="Slide-257">
        <draw:frame draw:id="id97" presentation:style-name="a431" draw:name="Titre 1" svg:x="1.2in" svg:y="0.31343in" svg:width="11in" svg:height="1.58657in" presentation:class="title" presentation:placeholder="false">
          <draw:text-box>
            <text:p text:style-name="a430" text:class-names="" text:cond-style-name=""><text:span text:style-name="a427" text:class-names="">Relational</text:span><text:span text:style-name="a428" text:class-names=""><text:s text:c="1"/>model</text:span><text:span text:style-name="a429" text:class-names=""/></text:p>
          </draw:text-box>
          <svg:title/>
          <svg:desc/>
        </draw:frame>
        <draw:frame draw:id="id98" presentation:style-name="a488" draw:name="Espace réservé du contenu 2" svg:x="1.2in" svg:y="2.01852in" svg:width="11in" svg:height="4.4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32" text:class-names="">Hotel</text:span><text:span text:style-name="a433" text:class-names=""><text:s text:c="1"/>(</text:span><text:span text:style-name="a434" text:class-names="">H</text:span><text:span text:style-name="a435" text:class-names="">otel_id</text:span><text:span text:style-name="a436" text:class-names="">,</text:span><text:span text:style-name="a437" text:class-names=""><text:s text:c="1"/></text:span><text:span text:style-name="a438" text:class-names="">Hotel_name</text:span><text:span text:style-name="a439" text:class-names="">,<text:s text:c="1"/></text:span><text:span text:style-name="a440" text:class-names="">#Type_id</text:span><text:span text:style-name="a441" text:class-names="">)</text:span></text:p>
              </text:list-item>
            </text:list>
            <text:list text:style-name="a454">
              <text:list-item>
                <text:p text:style-name="a453" text:class-names="" text:cond-style-name=""><text:span text:style-name="a444" text:class-names="">Type</text:span><text:span text:style-name="a445" text:class-names=""><text:s text:c="1"/></text:span><text:span text:style-name="a446" text:class-names="">(</text:span><text:span text:style-name="a447" text:class-names="">Type_id</text:span><text:span text:style-name="a448" text:class-names="">,</text:span><text:span text:style-name="a449" text:class-names=""><text:s text:c="1"/></text:span><text:span text:style-name="a450" text:class-names=""><text:s text:c="1"/></text:span><text:span text:style-name="a451" text:class-names="">Type_Name</text:span><text:span text:style-name="a452" text:class-names="">)</text:span></text:p>
              </text:list-item>
            </text:list>
            <text:list text:style-name="a466">
              <text:list-item>
                <text:p text:style-name="a465" text:class-names="" text:cond-style-name=""><text:span text:style-name="a455" text:class-names="">Employee</text:span><text:span text:style-name="a456" text:class-names=""><text:s text:c="1"/>(</text:span><text:span text:style-name="a457" text:class-names="">Employee_id</text:span><text:span text:style-name="a458" text:class-names="">,<text:s text:c="1"/></text:span><text:span text:style-name="a459" text:class-names="">Employee_Name</text:span><text:span text:style-name="a460" text:class-names="">,<text:s text:c="1"/></text:span><text:span text:style-name="a461" text:class-names="">Employee_Speciality</text:span><text:span text:style-name="a462" text:class-names="">,<text:s text:c="1"/></text:span><text:span text:style-name="a463" text:class-names="">#Hotel_id, #director_id</text:span><text:span text:style-name="a464" text:class-names="">)</text:span></text:p>
              </text:list-item>
            </text:list>
            <text:list text:style-name="a476">
              <text:list-item>
                <text:p text:style-name="a475" text:class-names="" text:cond-style-name=""><text:span text:style-name="a467" text:class-names="">Room</text:span><text:span text:style-name="a468" text:class-names=""><text:s text:c="1"/></text:span><text:span text:style-name="a469" text:class-names="">(</text:span><text:span text:style-name="a470" text:class-names="">Room_id</text:span><text:span text:style-name="a471" text:class-names="">,<text:s text:c="1"/></text:span><text:span text:style-name="a472" text:class-names="">Floor</text:span><text:span text:style-name="a473" text:class-names="">, #Hotel_id, #Category_id</text:span><text:span text:style-name="a474" text:class-names="">)</text:span></text:p>
              </text:list-item>
            </text:list>
            <text:list text:style-name="a487">
              <text:list-item>
                <text:p text:style-name="a486" text:class-names="" text:cond-style-name=""><text:span text:style-name="a477" text:class-names="">Category</text:span><text:span text:style-name="a478" text:class-names=""><text:s text:c="1"/>(</text:span><text:span text:style-name="a479" text:class-names="">Category_id</text:span><text:span text:style-name="a480" text:class-names="">,<text:s text:c="1"/></text:span><text:span text:style-name="a481" text:class-names="">Category_Name</text:span><text:span text:style-name="a482" text:class-names="">, Price,<text:s text:c="1"/></text:span><text:span text:style-name="a483" text:class-names="">Beds_numbers</text:span><text:span text:style-name="a484" text:class-names="">)</text:span><text:span text:style-name="a4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323" xlink:href="media/image1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bd582c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bd582c" draw:opacity="100%" draw:stroke="none"/>
    </style:style>
    <style:style style:family="text" style:name="a18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48312" draw:opacity="100%" draw:stroke="none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bd582c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bd582c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e48312" draw:opacity="100%" draw:stroke="non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e48312" draw:opacity="100%" draw:stroke="none"/>
    </style:style>
    <style:style style:family="paragraph" style:name="a3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e48312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bd582c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bd582c" draw:opacity="100%" draw:stroke="none"/>
    </style:style>
    <style:style style:family="graphic" style:name="a39">
      <style:graphic-properties draw:fill="solid" draw:fill-color="#e48312" draw:opacity="100%" draw:stroke="none"/>
    </style:style>
    <style:style style:family="graphic" style:name="a260">
      <style:graphic-properties draw:fill="solid" draw:fill-color="#e48312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bd582c" draw:opacity="100%" draw:stroke="none"/>
    </style:style>
    <style:style style:family="graphic" style:name="a124">
      <style:graphic-properties draw:fill="solid" draw:fill-color="#e48312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bd582c" draw:opacity="100%" draw:stroke="none"/>
    </style:style>
    <style:style style:family="graphic" style:name="a275">
      <style:graphic-properties draw:fill="solid" draw:fill-color="#e48312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bd582c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e48312" draw:opacity="100%" draw:stroke="none"/>
    </style:style>
    <style:style style:family="text" style:name="a30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bd582c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e48312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5in" fo:padding-bottom="0.05in" fo:padding-left="0.5in" fo:padding-right="0in" draw:textarea-vertical-align="top" draw:textarea-horizontal-align="left" draw:fill="bitmap" draw:fill-image-name="a323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solid" draw:fill-color="#bd582c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e48312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z pour 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Diapositive-de-titre" style:page-layout-name="pageLayout1" draw:style-name="a37">
      <draw:custom-shape svg:x="0.00347in" svg:y="7in" svg:width="13.32986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Modifiez le style du titr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Modifiez le style des sous-titres du masqu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/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re-et-contenu" style:page-layout-name="pageLayout1" draw:style-name="a61">
      <draw:custom-shape svg:x="0in" svg:y="7in" svg:width="13.33333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9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Modifiez le style du titr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quez pour modifier les styles du texte du masqu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Deuxième niveau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Cinquième niveau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</style:master-page>
    <style:master-page style:name="Master1-Layout3-secHead-Titre-de-section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Modifiez le style du titr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Deux-contenus" style:page-layout-name="pageLayout1" draw:style-name="a122">
      <draw:custom-shape svg:x="0in" svg:y="7in" svg:width="13.33333in" svg:height="0.5in" draw:id="id32" draw:layer="Master1-bg" draw:style-name="a1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2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9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Modifiez le style du titr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quez pour modifier les styles du texte du masque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Deuxièm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Cinquièm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quez pour modifier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Cinquième niveau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/></text:span><text:span text:style-name="a173" text:class-names=""/></text:p>
        </draw:text-box>
        <svg:title/>
        <svg:desc/>
      </draw:frame>
    </style:master-page>
    <style:master-page style:name="Master1-Layout5-twoTxTwoObj-Comparaison" style:page-layout-name="pageLayout1" draw:style-name="a176">
      <draw:custom-shape svg:x="0in" svg:y="7in" svg:width="13.33333in" svg:height="0.5in" draw:id="id41" draw:layer="Master1-bg" draw:style-name="a17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7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9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Modifiez le style du titr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7in" svg:width="5.4in" svg:height="3.6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Deuxième niveau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Cinquième niveau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6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quez pour modifier les styles du texte du masque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Deuxième niveau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Cinquième niveau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/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</style:master-page>
    <style:master-page style:name="Master1-Layout6-titleOnly-Titre-seul" style:page-layout-name="pageLayout1" draw:style-name="a238">
      <draw:custom-shape svg:x="0in" svg:y="7in" svg:width="13.33333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9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Modifiez le style du titr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7-blank-Vide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Modifiez le style du titr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quez pour modifier les styles du texte du masque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Deuxième niveau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Cinquième niveau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9-picTx-Image-avec-légende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in" svg:height="0.9in" presentation:class="title" presentation:placeholder="false">
        <draw:text-box>
          <text:p text:style-name="a318" text:class-names="" text:cond-style-name=""><text:span text:style-name="a316" text:class-names="">Modifiez le style du titre</text:span><text:span text:style-name="a317" text:class-names=""/></text:p>
        </draw:text-box>
        <svg:title/>
        <svg:desc/>
      </draw:frame>
      <draw:frame draw:id="id75" presentation:style-name="a324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quez sur l'icône pour ajouter une image</text:span><text:span text:style-name="a321" text:class-names=""/></text:p>
        </draw:text-box>
        <svg:title/>
        <svg:desc/>
      </draw:frame>
      <draw:frame draw:id="id76" presentation:style-name="a328" draw:name="Text Placeholder 3" svg:x="1.2in" svg:y="6.46in" svg:width="11.06in" svg:height="0.6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33" draw:name="Date Placeholder 4" svg:x="1.2in" svg:y="7.06451in" svg:width="2.70371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/></text:span><text:span text:style-name="a331" text:class-names=""/></text:p>
        </draw:text-box>
        <svg:title/>
        <svg:desc/>
      </draw:frame>
      <draw:frame draw:id="id78" presentation:style-name="a336" draw:name="Footer Placeholder 5" svg:x="4.03126in" svg:y="7.06451in" svg:width="5.27428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9" presentation:style-name="a340" draw:name="Slide Number Placeholder 6" svg:x="10.82727in" svg:y="7.06451in" svg:width="1.43485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41">
      <draw:custom-shape svg:x="0in" svg:y="7in" svg:width="13.33333in" svg:height="0.5in" draw:id="id80" draw:layer="Master1-bg" draw:style-name="a3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4" draw:name="Straight Connector 9">
        <svg:title/>
        <svg:desc/>
      </draw:connector>
      <draw:frame draw:id="id83" presentation:style-name="a348" draw:name="Title 1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Modifiez le style du titre</text:span><text:span text:style-name="a346" text:class-names=""/></text:p>
        </draw:text-box>
        <svg:title/>
        <svg:desc/>
      </draw:frame>
      <draw:frame draw:id="id84" presentation:style-name="a365" draw:name="Vertical Text Placeholder 2" svg:x="1.2in" svg:y="2.01852in" svg:width="11in" svg:height="4.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quez pour modifier les styles du texte du masque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Deuxième niveau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Cinquième niveau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0" draw:name="Date Placeholder 3" svg:x="1.2in" svg:y="7.06451in" svg:width="2.70371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/></text:span><text:span text:style-name="a368" text:class-names=""/></text:p>
        </draw:text-box>
        <svg:title/>
        <svg:desc/>
      </draw:frame>
      <draw:frame draw:id="id86" presentation:style-name="a373" draw:name="Footer Placeholder 4" svg:x="4.03126in" svg:y="7.06451in" svg:width="5.27428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7" presentation:style-name="a377" draw:name="Slide Number Placeholder 5" svg:x="10.82727in" svg:y="7.06451in" svg:width="1.43485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78">
      <draw:custom-shape svg:x="0.00347in" svg:y="7in" svg:width="13.32986in" svg:height="0.5in" draw:id="id88" draw:style-name="a3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4" draw:name="Vertical Title 1" svg:x="9.54167in" svg:y="0.45361in" svg:width="2.875in" svg:height="6.29639in" presentation:class="title" presentation:placeholder="false">
        <draw:text-box>
          <text:p text:style-name="a383" text:class-names="" text:cond-style-name=""><text:span text:style-name="a381" text:class-names="">Modifiez le style du titre</text:span><text:span text:style-name="a382" text:class-names=""/></text:p>
        </draw:text-box>
        <svg:title/>
        <svg:desc/>
      </draw:frame>
      <draw:frame draw:id="id91" presentation:style-name="a401" draw:name="Vertical Text Placeholder 2" svg:x="0.91667in" svg:y="0.45361in" svg:width="8.45833in" svg:height="6.29639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quez pour modifier les styles du texte du masque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euxième niveau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Cinquième niveau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6" draw:name="Date Placeholder 3" svg:x="1.2in" svg:y="7.06451in" svg:width="2.70371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93" presentation:style-name="a409" draw:name="Footer Placeholder 4" svg:x="4.03126in" svg:y="7.06451in" svg:width="5.27428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4" presentation:style-name="a413" draw:name="Slide Number Placeholder 5" svg:x="10.82727in" svg:y="7.06451in" svg:width="1.43485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lational model Checkpoint</dc:title>
    <meta:initial-creator>labankinou</meta:initial-creator>
    <dc:creator>labankinou</dc:creator>
    <meta:creation-date>2020-12-05T18:44:26Z</meta:creation-date>
    <dc:date>2020-12-05T18:53:11Z</dc:date>
    <meta:template xlink:href="Retrospect" xlink:type="simple"/>
    <meta:editing-cycles>1</meta:editing-cycles>
    <meta:editing-duration>PT525S</meta:editing-duration>
    <meta:document-statistic meta:paragraph-count="8" meta:word-count="90"/>
  </office:meta>
</office:document-meta>
</file>